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577f" officeooo:paragraph-rsid="001e577f"/>
    </style:style>
    <style:style style:name="P2" style:family="paragraph" style:parent-style-name="Standard">
      <style:text-properties style:font-name="Arial" officeooo:rsid="001e8646" officeooo:paragraph-rsid="001e86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sion 14 – Formularios</text:p>
      <text:p text:style-name="P1"/>
      <text:p text:style-name="P1">Vamos a usar Formik, permite crear formularios con funcionalidades adicionales y con mas facilidad.</text:p>
      <text:p text:style-name="P1"/>
      <text:p text:style-name="P1">Y tambien usaremos YUP que facilita la validacion de los campos.</text:p>
      <text:p text:style-name="P1"/>
      <text:p text:style-name="P1">Ambos se instalan con NPM o PNPM</text:p>
      <text:p text:style-name="P1"/>
      <text:p text:style-name="P1">--save sirve para asegurarnos que se guardan en los paquetes del json.</text:p>
      <text:p text:style-name="P1"/>
      <text:p text:style-name="P2">FORMIK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8:43:07.313717133</meta:creation-date>
    <dc:date>2022-09-07T20:25:03.390423500</dc:date>
    <meta:editing-duration>PT1H21M34S</meta:editing-duration>
    <meta:editing-cycles>1</meta:editing-cycles>
    <meta:document-statistic meta:table-count="0" meta:image-count="0" meta:object-count="0" meta:page-count="1" meta:paragraph-count="6" meta:word-count="49" meta:character-count="294" meta:non-whitespace-character-count="251"/>
    <meta:generator>LibreOffice/7.3.5.2$Linux_X86_64 LibreOffice_project/30$Build-2</meta:generator>
  </office:meta>
</office:document-meta>
</file>